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3149" officeooo:paragraph-rsid="001b314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e:- Laravel Installation shell script with LEMP on EC-2 Instance:-</text:p>
      <text:p text:style-name="P1"/>
      <text:p text:style-name="P1"/>
      <text:p text:style-name="P1"/>
      <text:p text:style-name="P1">#!/bin/bash</text:p>
      <text:p text:style-name="P1">#LARAVEL Installation on EC-2 Instance using shell script</text:p>
      <text:p text:style-name="P1">sudo apt-get update -y</text:p>
      <text:p text:style-name="P1">echo -e "Install Nginx server on EC-2 Instance"</text:p>
      <text:p text:style-name="P1">sudo apt-get install nginx -y</text:p>
      <text:p text:style-name="P1">echo -e "Enable Nginx Server"</text:p>
      <text:p text:style-name="P1">sudo systemctl enable nginx</text:p>
      <text:p text:style-name="P1">echo -e "Restart Nginx Server"</text:p>
      <text:p text:style-name="P1">sudo systemctl restart nginx</text:p>
      <text:p text:style-name="P1">echo -e "Check Repository for PHP"</text:p>
      <text:p text:style-name="P1">sudo add-apt-repository ppa:ondrej/php -y</text:p>
      <text:p text:style-name="P1">sudo apt-get update -y</text:p>
      <text:p text:style-name="P1">echo -e "Install PHP on EC-2 Instance"</text:p>
      <text:p text:style-name="P1">sudo apt-get install php8.1 php8.1-common php8.1-curl php8.1-xml php8.1-zip php8.1-gd php8.1-mysql php8.1-mbstring php8.1-fpm -y</text:p>
      <text:p text:style-name="P1">echo -e "Check PHP Version"</text:p>
      <text:p text:style-name="P1">php -v</text:p>
      <text:p text:style-name="P1">echo -e "Install MYSQL server on EC-2 Instance"</text:p>
      <text:p text:style-name="P1">sudo debconf-set-selections &lt;&lt;&lt;'mysql-server mysql-server/root_password password</text:p>
      <text:p text:style-name="P1">mydblaravel'</text:p>
      <text:p text:style-name="P1">sudo debconf-set-selections &lt;&lt;&lt;'mysql-server mysql-server/root_password_again password mydblaravel'</text:p>
      <text:p text:style-name="P1">sudo apt-get install mysql-server -y</text:p>
      <text:p text:style-name="P1">read -s -p "Please Enter your mysqldb password:-&gt;"</text:p>
      <text:p text:style-name="P1">echo "MySqlDatabase password is:-&gt;"</text:p>
      <text:p text:style-name="P1">export DEBIAN_FRONTEND=noninteractive</text:p>
      <text:p text:style-name="P1">echo "Checking the status of the services"</text:p>
      <text:p text:style-name="P1">echo Nginx service is$(systemctl show -p ActiveState --value nginx)</text:p>
      <text:p text:style-name="P1">echo MySql service is$(systemctl show -p ActiveState --value mysql)</text:p>
      <text:p text:style-name="P1">echo "LEMP Stack is successfully installed on EC-2 Instance"</text:p>
      <text:p text:style-name="P1">echo -e "Laravel Installation Starts now:-"</text:p>
      <text:p text:style-name="P1">curl -sS https://getcomposer.org/installer | php</text:p>
      <text:p text:style-name="P1">sudo mv composer.phar /usr/local/bin/composer</text:p>
      <text:p text:style-name="P1">sudo chmod +x /usr/local/bin/composer</text:p>
      <text:p text:style-name="P1">composer --version</text:p>
      <text:p text:style-name="P1">cd /var/www/html</text:p>
      <text:p text:style-name="P1">sudo composer create-project laravel/laravel laravelapp</text:p>
      <text:p text:style-name="P1">cd laravelapp</text:p>
      <text:p text:style-name="P1">php artisan</text:p>
      <text:p text:style-name="P1">#sudo chown -R ubuntu:nginx /var/www</text:p>
      <text:p text:style-name="P1">#sudo chmod 2775 /var/www &amp;&amp; find /var/www -type d -exec sudo chmod 2775 {} \;</text:p>
      <text:p text:style-name="P1">#sudo find /var/www -type f -exec sudo chmod 0664 {} \;</text:p>
      <text:p text:style-name="P1">#cd /var/www/html/laravel/composer.json</text:p>
      <text:p text:style-name="P1">#php artisan key:generate</text:p>
      <text:p text:style-name="P1">#sudo composer self-update </text:p>
      <text:p text:style-name="P1">#sudo composer instal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2:58:00.834088615</meta:creation-date>
    <dc:date>2022-06-10T12:58:45.698870223</dc:date>
    <meta:editing-duration>PT45S</meta:editing-duration>
    <meta:editing-cycles>1</meta:editing-cycles>
    <meta:document-statistic meta:table-count="0" meta:image-count="0" meta:object-count="0" meta:page-count="1" meta:paragraph-count="45" meta:word-count="245" meta:character-count="1845" meta:non-whitespace-character-count="1647"/>
    <meta:generator>LibreOffice/7.3.3.2$Linux_X86_64 LibreOffice_project/30$Build-2</meta:generator>
  </office:meta>
</office:document-meta>
</file>